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2.2cm" fo:min-width="4.75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936cm" fo:min-width="3.876cm"/>
    </style:style>
    <style:style style:name="gr3" style:family="graphic" style:parent-style-name="objectwithoutfill">
      <style:graphic-properties draw:stroke="dash" draw:stroke-dash="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5.234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2.2cm" fo:min-width="4.05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6cm" fo:min-width="3.876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2.2cm" fo:min-width="4.15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2.2cm" fo:min-width="4.65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3.2cm"/>
    </style:style>
    <style:style style:name="gr1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0pt"/>
    </style:style>
    <style:style style:name="P3" style:family="paragraph">
      <loext:graphic-properties draw:fill="none" draw:fill-color="#ffffff"/>
      <style:paragraph-properties fo:line-height="0.5cm" fo:text-align="center"/>
      <style:text-properties fo:font-size="20pt"/>
    </style:style>
    <style:style style:name="P4" style:family="paragraph">
      <loext:graphic-properties draw:fill="none" draw:fill-color="#ffffff"/>
      <style:paragraph-properties fo:text-align="center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style:text-position="-33% 58%" fo:font-size="3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3cm" svg:height="2.5cm" svg:x="9.1cm" svg:y="3.6cm">
          <text:p text:style-name="P1"><text:span text:style-name="T1">Timeout handler execution tim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376cm" svg:height="2.186cm" svg:x="-0.1cm" svg:y="3.981cm">
          <draw:text-box>
            <text:p text:style-name="P1"><text:span text:style-name="T1">Module M</text:span><text:span text:style-name="T2">1</text:span><text:span text:style-name="T1">:</text:span></text:p>
          </draw:text-box>
        </draw:frame>
        <draw:line draw:style-name="gr3" draw:text-style-name="P2" draw:layer="layout" svg:x1="19.2cm" svg:y1="6.1cm" svg:x2="21.9cm" svg:y2="7.8cm">
          <text:p/>
        </draw:line>
        <draw:line draw:style-name="gr4" draw:text-style-name="P2" draw:layer="layout" svg:x1="3.5cm" svg:y1="3cm" svg:x2="32.3cm" svg:y2="3cm">
          <text:p/>
        </draw:line>
        <draw:frame draw:style-name="gr5" draw:text-style-name="P4" draw:layer="layout" svg:width="5.734cm" svg:height="2.612cm" svg:x="20.066cm" svg:y="4.4cm">
          <draw:text-box>
            <text:p text:style-name="P1"><text:span text:style-name="T1">Synchronization </text:span></text:p>
            <text:p text:style-name="P1"><text:span text:style-name="T1">message m</text:span></text:p>
            <text:p text:style-name="P1"><text:span text:style-name="T1">transfer delay</text:span></text:p>
          </draw:text-box>
        </draw:frame>
        <draw:custom-shape draw:style-name="gr6" draw:text-style-name="P2" draw:layer="layout" svg:width="4.6cm" svg:height="2.5cm" svg:x="4.5cm" svg:y="3.6cm">
          <text:p text:style-name="P1"><text:span text:style-name="T1">Timeout triggering time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376cm" svg:height="1.786cm" svg:x="-0.1cm" svg:y="8.1cm">
          <draw:text-box>
            <text:p text:style-name="P1"><text:span text:style-name="T1">Module M</text:span><text:span text:style-name="T2">2</text:span><text:span text:style-name="T1">:</text:span></text:p>
          </draw:text-box>
        </draw:frame>
        <draw:custom-shape draw:style-name="gr8" draw:text-style-name="P2" draw:layer="layout" svg:width="4.7cm" svg:height="2.5cm" svg:x="14.4cm" svg:y="3.6cm">
          <text:p text:style-name="P1"><text:span text:style-name="T1">Message m queueing ti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2cm" svg:height="2.5cm" svg:x="26.5cm" svg:y="7.8cm">
          <text:p text:style-name="P1"><text:span text:style-name="T1">Message m processing tim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7cm" svg:height="2.5cm" svg:x="21.8cm" svg:y="7.8cm">
          <text:p text:style-name="P1"><text:span text:style-name="T1">Message m queueing time</text:span>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3.7cm" svg:height="1.825cm" svg:x="28.5cm" svg:y="1.875cm">
          <draw:text-box>
            <text:p text:style-name="P1"><text:span text:style-name="T1">Real time</text:span></text:p>
          </draw:text-box>
        </draw:frame>
        <draw:line draw:style-name="gr11" draw:text-style-name="P5" draw:layer="layout" svg:x1="4.5cm" svg:y1="2.721cm" svg:x2="4.5cm" svg:y2="3.321cm">
          <text:p/>
        </draw:line>
        <draw:frame draw:style-name="gr12" draw:text-style-name="P6" draw:layer="layout" svg:width="9.5cm" svg:height="3.399cm" svg:x="0.1cm" svg:y="0.101cm">
          <draw:text-box>
            <text:p text:style-name="P1"><text:span text:style-name="T1">Date of the </text:span></text:p>
            <text:p text:style-name="P1"><text:span text:style-name="T1">synchronization phase (scheduled using a timeou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center" draw:auto-grow-height="false" draw:auto-grow-width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2.5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16:42:50.073871018</meta:creation-date>
    <dc:date>2017-05-04T00:42:29.683435221</dc:date>
    <meta:editing-duration>PT4H54M37S</meta:editing-duration>
    <meta:editing-cycles>39</meta:editing-cycles>
    <meta:generator>LibreOffice/5.1.6.2$Linux_X86_64 LibreOffice_project/10m0$Build-2</meta:generator>
    <meta:document-statistic meta:object-count="13"/>
  </office:meta>
</office:document-meta>
</file>